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Heading_20_1" style:master-page-name="Standard">
      <style:paragraph-properties style:page-number="auto"/>
    </style:style>
    <style:style style:name="P148" style:family="paragraph" style:parent-style-name="Standard" style:list-style-name="List_20_2"/>
    <style:style style:name="P149" style:family="paragraph" style:parent-style-name="Standard" style:list-style-name="List_20_2">
      <style:text-properties officeooo:paragraph-rsid="003e84e4"/>
    </style:style>
    <style:style style:name="P150" style:family="paragraph" style:parent-style-name="Standard" style:list-style-name="List_20_2">
      <style:paragraph-properties fo:text-align="justify" style:justify-single-word="false"/>
    </style:style>
    <style:style style:name="P151" style:family="paragraph" style:parent-style-name="Standard" style:list-style-name="List_20_2">
      <style:paragraph-properties fo:text-align="justify" style:justify-single-word="false"/>
      <style:text-properties officeooo:paragraph-rsid="002c1070"/>
    </style:style>
    <style:style style:name="P152" style:family="paragraph" style:parent-style-name="Standard" style:list-style-name="List_20_2">
      <style:paragraph-properties fo:text-align="justify" style:justify-single-word="false"/>
      <style:text-properties officeooo:paragraph-rsid="00642854"/>
    </style:style>
    <style:style style:name="P153" style:family="paragraph" style:parent-style-name="Standard" style:list-style-name="List_20_1">
      <style:paragraph-properties fo:text-align="justify" style:justify-single-word="false"/>
      <style:text-properties officeooo:paragraph-rsid="0045f55f"/>
    </style:style>
    <style:style style:name="P154" style:family="paragraph" style:parent-style-name="Standard" style:list-style-name="List_20_1"/>
    <style:style style:name="P155" style:family="paragraph" style:parent-style-name="Standard" style:list-style-name="List_20_2">
      <style:paragraph-properties fo:text-align="justify" style:justify-single-word="false"/>
      <style:text-properties fo:font-weight="normal" style:font-weight-asian="normal" style:font-weight-complex="normal"/>
    </style:style>
    <style:style style:name="P156" style:family="paragraph" style:parent-style-name="Standard" style:list-style-name="List_20_1">
      <style:paragraph-properties fo:text-align="justify" style:justify-single-word="false"/>
      <style:text-properties officeooo:rsid="001ad4c5" officeooo:paragraph-rsid="001ad4c5"/>
    </style:style>
    <style:style style:name="P157" style:family="paragraph" style:parent-style-name="Standard" style:list-style-name="List_20_2">
      <style:paragraph-properties fo:text-align="justify" style:justify-single-word="false"/>
      <style:text-properties officeooo:rsid="00248e0c" officeooo:paragraph-rsid="002c1070"/>
    </style:style>
    <style:style style:name="P158" style:family="paragraph" style:parent-style-name="Standard" style:list-style-name="List_20_2">
      <style:paragraph-properties fo:text-align="justify" style:justify-single-word="false"/>
      <style:text-properties officeooo:rsid="00248e0c" officeooo:paragraph-rsid="00642854"/>
    </style:style>
    <style:style style:name="P159" style:family="paragraph" style:parent-style-name="Standard" style:list-style-name="List_20_1">
      <style:paragraph-properties fo:text-align="justify" style:justify-single-word="false"/>
      <style:text-properties officeooo:rsid="0045f55f" officeooo:paragraph-rsid="0045f55f"/>
    </style:style>
    <style:style style:name="P160" style:family="paragraph" style:parent-style-name="Heading_20_2">
      <style:text-properties officeooo:rsid="006bc855"/>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248e0c"/>
    </style:style>
    <style:style style:name="P163" style:family="paragraph" style:parent-style-name="Heading_20_2">
      <style:paragraph-properties fo:break-before="page"/>
      <style:text-properties officeooo:rsid="00609497"/>
    </style:style>
    <style:style style:name="P164" style:family="paragraph" style:parent-style-name="Heading_20_2">
      <style:paragraph-properties fo:break-before="page"/>
      <style:text-properties officeooo:rsid="00435289"/>
    </style:style>
    <style:style style:name="P165" style:family="paragraph" style:parent-style-name="Heading_20_2">
      <style:paragraph-properties fo:break-before="page"/>
      <style:text-properties officeooo:paragraph-rsid="005fac0c"/>
    </style:style>
    <style:style style:name="P166" style:family="paragraph" style:parent-style-name="Heading_20_3">
      <style:text-properties officeooo:rsid="0034057d" officeooo:paragraph-rsid="0034057d"/>
    </style:style>
    <style:style style:name="P167" style:family="paragraph" style:parent-style-name="Heading_20_3">
      <style:text-properties officeooo:rsid="001a2c23"/>
    </style:style>
    <style:style style:name="P168" style:family="paragraph" style:parent-style-name="Heading_20_3">
      <style:text-properties officeooo:rsid="00459a7d"/>
    </style:style>
    <style:style style:name="P169" style:family="paragraph" style:parent-style-name="Heading_20_3">
      <style:text-properties officeooo:rsid="0045f55f"/>
    </style:style>
    <style:style style:name="P170" style:family="paragraph" style:parent-style-name="Heading_20_3">
      <style:text-properties officeooo:rsid="006bc855"/>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459a7d"/>
    </style:style>
    <style:style style:name="P17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ad4c5"/>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a9ce4"/>
    </style:style>
    <style:style style:name="T61" style:family="text">
      <style:text-properties officeooo:rsid="002c1070"/>
    </style:style>
    <style:style style:name="T62" style:family="text">
      <style:text-properties officeooo:rsid="002c3e31"/>
    </style:style>
    <style:style style:name="T63" style:family="text">
      <style:text-properties officeooo:rsid="002f8517"/>
    </style:style>
    <style:style style:name="T64" style:family="text">
      <style:text-properties officeooo:rsid="00316ddf"/>
    </style:style>
    <style:style style:name="T65" style:family="text">
      <style:text-properties officeooo:rsid="00332915"/>
    </style:style>
    <style:style style:name="T66" style:family="text">
      <style:text-properties officeooo:rsid="0034057d"/>
    </style:style>
    <style:style style:name="T67" style:family="text">
      <style:text-properties officeooo:rsid="00368219"/>
    </style:style>
    <style:style style:name="T68" style:family="text">
      <style:text-properties officeooo:rsid="003b45d1"/>
    </style:style>
    <style:style style:name="T69" style:family="text">
      <style:text-properties officeooo:rsid="003ca778"/>
    </style:style>
    <style:style style:name="T70" style:family="text">
      <style:text-properties officeooo:rsid="003e84e4"/>
    </style:style>
    <style:style style:name="T71" style:family="text">
      <style:text-properties officeooo:rsid="003fa906"/>
    </style:style>
    <style:style style:name="T72" style:family="text">
      <style:text-properties officeooo:rsid="004152a3"/>
    </style:style>
    <style:style style:name="T73" style:family="text">
      <style:text-properties officeooo:rsid="00459a7d"/>
    </style:style>
    <style:style style:name="T74" style:family="text">
      <style:text-properties officeooo:rsid="0045f55f"/>
    </style:style>
    <style:style style:name="T75" style:family="text">
      <style:text-properties officeooo:rsid="0048e6c4"/>
    </style:style>
    <style:style style:name="T76" style:family="text">
      <style:text-properties officeooo:rsid="004c35cd"/>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5507df"/>
    </style:style>
    <style:style style:name="T82" style:family="text">
      <style:text-properties officeooo:rsid="0055d704"/>
    </style:style>
    <style:style style:name="T83" style:family="text">
      <style:text-properties officeooo:rsid="0056dc60"/>
    </style:style>
    <style:style style:name="T84" style:family="text">
      <style:text-properties officeooo:rsid="0059317a"/>
    </style:style>
    <style:style style:name="T85" style:family="text">
      <style:text-properties officeooo:rsid="005aa935"/>
    </style:style>
    <style:style style:name="T86" style:family="text">
      <style:text-properties officeooo:rsid="005dda73"/>
    </style:style>
    <style:style style:name="T87" style:family="text">
      <style:text-properties officeooo:rsid="00609497"/>
    </style:style>
    <style:style style:name="T88" style:family="text">
      <style:text-properties officeooo:rsid="0063c6ad"/>
    </style:style>
    <style:style style:name="T89" style:family="text">
      <style:text-properties officeooo:rsid="00642854"/>
    </style:style>
    <style:style style:name="T90" style:family="text">
      <style:text-properties officeooo:rsid="0064d9fb"/>
    </style:style>
    <style:style style:name="T91" style:family="text">
      <style:text-properties officeooo:rsid="00657e41"/>
    </style:style>
    <style:style style:name="T92" style:family="text">
      <style:text-properties officeooo:rsid="0068b609"/>
    </style:style>
    <style:style style:name="T93" style:family="text">
      <style:text-properties officeooo:rsid="006bc855"/>
    </style:style>
    <style:style style:name="T94" style:family="text">
      <style:text-properties officeooo:rsid="006ce8d1"/>
    </style:style>
    <style:style style:name="T95" style:family="text">
      <style:text-properties officeooo:rsid="0070305b"/>
    </style:style>
    <style:style style:name="T96" style:family="text">
      <style:text-properties officeooo:rsid="0071bbf1"/>
    </style:style>
    <style:style style:name="T97" style:family="text">
      <style:text-properties officeooo:rsid="007339e0"/>
    </style:style>
    <style:style style:name="T98" style:family="text">
      <style:text-properties officeooo:rsid="007493a4"/>
    </style:style>
    <style:style style:name="T99" style:family="text">
      <style:text-properties officeooo:rsid="00755432"/>
    </style:style>
    <style:style style:name="T100" style:family="text">
      <style:text-properties officeooo:rsid="00769e2d"/>
    </style:style>
    <style:style style:name="T101" style:family="text">
      <style:text-properties officeooo:rsid="007c4f27"/>
    </style:style>
    <style:style style:name="T102" style:family="text">
      <style:text-properties officeooo:rsid="007d74fc"/>
    </style:style>
    <style:style style:name="T103" style:family="text">
      <style:text-properties officeooo:rsid="007f6342"/>
    </style:style>
    <style:style style:name="T104" style:family="text">
      <style:text-properties officeooo:rsid="007f8bb8"/>
    </style:style>
    <style:style style:name="T105" style:family="text">
      <style:text-properties officeooo:rsid="00812a63"/>
    </style:style>
    <style:style style:name="T106" style:family="text">
      <style:text-properties officeooo:rsid="0083e1d9"/>
    </style:style>
    <style:style style:name="T107" style:family="text">
      <style:text-properties officeooo:rsid="00850990"/>
    </style:style>
    <style:style style:name="T108" style:family="text">
      <style:text-properties officeooo:rsid="008a94b8"/>
    </style:style>
    <style:style style:name="T109" style:family="text">
      <style:text-properties officeooo:rsid="008f81d5"/>
    </style:style>
    <style:style style:name="T110" style:family="text">
      <style:text-properties officeooo:rsid="0090383c"/>
    </style:style>
    <style:style style:name="T111" style:family="text">
      <style:text-properties officeooo:rsid="009066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766931248479430" text:style-name="Outline">
        <text:list-item>
          <text:h text:style-name="P147"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0488045"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30498279"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4988705262896826281" text:style-name="List_20_2">
        <text:list-item>
          <text:p text:style-name="P15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5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5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50">the MBean provider interface must have a public no-arg constructor</text:p>
        </text:list-item>
      </text:list>
      <text:list xml:id="list30499814" text:continue-list="list30498279"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0487003"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5/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697354921431843406" text:style-name="List_20_1">
        <text:list-item>
          <text:p text:style-name="P154">the implemented interface is <text:span text:style-name="Code_20_char">JPPFDriverMbeanProvider</text:span>, and its <text:span text:style-name="Code_20_char">createMBean()</text:span> method takes no parameter</text:p>
        </text:list-item>
        <text:list-item>
          <text:p text:style-name="P154">we gave a different object name to our MBean: “<text:span text:style-name="Code_20_char">…,</text:span><text:span text:style-name="Code_20_char"><text:span text:style-name="T1">type=driver</text:span></text:span>”</text:p>
        </text:list-item>
        <text:list-item>
          <text:p text:style-name="P154">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0497570" text:continue-list="list30487003" text:style-name="Outline">
        <text:list-item>
          <text:list>
            <text:list-item>
              <text:h text:style-name="P161"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30493984" text:continue-list="list4988705262896826281" text:style-name="List_20_2">
        <text:list-item>
          <text:p text:style-name="P155">the provider interface for a node or server startup class extends the interface <text:a xlink:type="simple" xlink:href="http://www.jppf.org/api-5/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55">the provider interface implementation must have a no-arg constructor</text:p>
        </text:list-item>
        <text:list-item>
          <text:p text:style-name="P155">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30504999" text:continue-list="list30497570"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30495935" text:continue-numbering="true" text:style-name="Outline">
        <text:list-item>
          <text:list>
            <text:list-item>
              <text:list>
                <text:list-item>
                  <text:h text:style-name="P171"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30491613" text:continue-numbering="true" text:style-name="Outline">
        <text:list-item>
          <text:list>
            <text:list-item>
              <text:h text:style-name="P161"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30494217" text:continue-list="list30493984" text:style-name="List_20_2">
        <text:list-item>
          <text:p text:style-name="P155">Block<text:span text:style-name="T42">1</text:span>, ..., Block<text:span text:style-name="T42">n </text:span>are separate blocks of data constituting the message</text:p>
        </text:list-item>
        <text:list-item>
          <text:p text:style-name="P155">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30488169" text:continue-list="list30491613" text:style-name="Outline">
        <text:list-item>
          <text:list>
            <text:list-item>
              <text:h text:style-name="P161" text:outline-level="2"><text:span text:style-name="T65">A</text:span>lternate object <text:span text:style-name="T65">serialization schemes</text:span></text:h>
            </text:list-item>
          </text:list>
        </text:list-item>
      </text:list>
      <text:p text:style-name="P25"><text:span text:style-name="T65">Throughout its implementation, </text:span>JPPF performs objects transport and associated serialization by the means of <text:span text:style-name="T65">a single interface: </text:span><text:a xlink:type="simple" xlink:href="http://www.jppf.org/api-5/index.html?org/jppf/serialization/JPPFSerialization.html"><text:span text:style-name="T65">JPPFSerialization</text:span></text:a>. <text:span text:style-name="T65">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5">: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30507097" text:continue-numbering="true" text:style-name="Outline">
        <text:list-item>
          <text:list>
            <text:list-item>
              <text:list>
                <text:list-item>
                  <text:h text:style-name="P166" text:outline-level="3">Implementation</text:h>
                </text:list-item>
              </text:list>
            </text:list-item>
          </text:list>
        </text:list-item>
      </text:list>
      <text:p text:style-name="P47"><text:span text:style-name="T66">To create a new serialization scheme, you simply need to implement </text:span><text:a xlink:type="simple" xlink:href="http://www.jppf.org/api-5/index.html?org/jppf/serialization/JPPFSerialization.html"><text:span text:style-name="T50">JPPFSerialization</text:span></text:a><text:span text:style-name="T66">, defined as follows:</text:span></text:p>
      <text:p text:style-name="P49"/>
      <text:p text:style-name="P115">public interface JPPFSerialization {</text:p>
      <text:p text:style-name="P115"><text:s text:c="2"/></text:p>
      <text:p text:style-name="Code_20_block"><text:span text:style-name="T66"><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6"><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30511709" text:continue-numbering="true" text:style-name="Outline">
        <text:list-item>
          <text:list>
            <text:list-item>
              <text:list>
                <text:list-item>
                  <text:h text:style-name="Heading_20_3" text:outline-level="3">Specifying the <text:span text:style-name="T65">JPPFSerialization</text:span> implementation class</text:h>
                </text:list-item>
              </text:list>
            </text:list-item>
          </text:list>
        </text:list-item>
      </text:list>
      <text:p text:style-name="P22">This is done in the JPPF configuration file, by adding th<text:span text:style-name="T65">is</text:span> propert<text:span text:style-name="T65">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5">Where </text:span><text:span text:style-name="T10">my_package.MyJPPFSerialization</text:span><text:span text:style-name="T65"> implements the interface </text:span><text:a xlink:type="simple" xlink:href="http://www.jppf.org/api-5/index.html?org/jppf/serialization/JPPFSerialization.html"><text:span text:style-name="T50">JPPFSerialization</text:span></text:a><text:span text:style-name="T65">.</text:span></text:p>
      <text:list xml:id="list30499335"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30515801"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7">The corresponding implementation class is </text:span><text:a xlink:type="simple" xlink:href="http://www.jppf.org/api-5/index.html?org/jppf/serialization/DefaultJavaSerialization.html"><text:span text:style-name="T67">DefaultJavaSerialization</text:span></text:a><text:span text:style-name="T67">.</text:span></text:p>
      <text:list xml:id="list30495267"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5/index.html?org/jppf/serialization/JPPFObjectInputStream.html">JPPFObjectInputStream</text:a> and <text:a xlink:type="simple" xlink:href="http://www.jppf.org/api-5/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5">jppf.object.serialization.class = </text:span><text:span text:style-name="T67">org.jppf.serialization.DefaultJPPFSerialization</text:span></text:p>
      <text:list xml:id="list30487671"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5/index.html?org/jppf/serialization/XstreamSerialization.html"><text:span text:style-name="T43">Xstream</text:span></text:a><text:a xlink:type="simple" xlink:href="http://www.jppf.org/api-5/index.html?org/jppf/serialization/XstreamSerialization.html"><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text:span text:style-name="T43">XStream</text:span></text:a><text:span text:style-name="T43"> distribution</text:span></text:p>
      <text:list xml:id="list30518430" text:continue-numbering="true" text:style-name="Outline">
        <text:list-item>
          <text:list>
            <text:list-item>
              <text:list>
                <text:list-item>
                  <text:list>
                    <text:list-item>
                      <text:h text:style-name="P173" text:outline-level="4">Kryo serialization sample</text:h>
                    </text:list-item>
                  </text:list>
                </text:list-item>
              </text:list>
            </text:list-item>
          </text:list>
        </text:list-item>
      </text:list>
      <text:p text:style-name="P29"><text:span text:style-name="T68">The </text:span><text:a xlink:type="simple" xlink:href="http://www.jppf.org/samples-pack/KryoSerializer/Readme.php"><text:span text:style-name="T68">Kryo serialization sample</text:span></text:a><text:span text:style-name="T68"> provides an implementation of JPPFSerialization which uses the </text:span><text:a xlink:type="simple" xlink:href="http://code.google.com/p/kryo/"><text:span text:style-name="T68">Kryo</text:span></text:a><text:span text:style-name="T68"> library for serializing and des</text:span><text:span text:style-name="T69">e</text:span><text:span text:style-name="T68">rializing Java objects.</text:span></text:p>
      <text:list xml:id="list30493235" text:continue-numbering="true" text:style-name="Outline">
        <text:list-item>
          <text:list>
            <text:list-item>
              <text:h text:style-name="P161" text:outline-level="2">Creating a custom load-balancer</text:h>
            </text:list-item>
          </text:list>
        </text:list-item>
      </text:list>
      <text:p text:style-name="Standard"><text:span text:style-name="T39">Related sample</text:span>: “<text:a xlink:type="simple" xlink:href="http://www.jppf.org/samples-pack/CustomLoadBalancer/Readme.php">CustomLoadBalancer</text:a>” in the JPPF samples pack.</text:p>
      <text:list xml:id="list30504198"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0501062" text:continue-list="list30494217" text:style-name="List_20_2">
        <text:list-item>
          <text:p text:style-name="P150">when the server starts up, it creates a bundler instance based on the load-balancing algorithm specified in the configuration file</text:p>
        </text:list-item>
        <text:list-item>
          <text:p text:style-name="P15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50">when a node is disconnected, the server will call the <text:span text:style-name="Code_20_char">dispose()</text:span> method on the corresponding bundler, then discard it</text:p>
        </text:list-item>
        <text:list-item>
          <text:p text:style-name="P15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30503956" text:continue-list="list30504198"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5/index.html?org/jppf/load/balancer/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0512379" text:continue-numbering="true" text:style-name="Outline">
        <text:list-item>
          <text:list>
            <text:list-item>
              <text:list>
                <text:list-item>
                  <text:h text:style-name="P17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0492298"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8">load.balancer</text:span></text:span><text:span text:style-name="Code_20_char">.</text:span><text:span text:style-name="Code_20_char"><text:span text:style-name="T108">spi</text:span></text:span><text:span text:style-name="Code_20_char">.</text:span><text:span text:style-name="Code_20_char"><text:span text:style-name="T108">JPPF</text:span></text:span><text:span text:style-name="Code_20_char">BundlerProvider</text:span>, and open it in a text editor. In the editor, we add a single line containing the fully qualified name of our provider implementation:</text:p>
      <text:p text:style-name="P1"/>
      <text:p text:style-name="P104"><text:s text:c="2"/>org.jppf.<text:span text:style-name="T108">load.balancer</text:span>.<text:span text:style-name="T108">spi</text:span>.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0514953"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0511166" text:continue-list="list7697354921431843406" text:style-name="List_20_1">
        <text:list-item>
          <text:p text:style-name="P154">when the node connects to the server</text:p>
        </text:list-item>
        <text:list-item>
          <text:p text:style-name="P154">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text:span text:style-name="Code_20_char">NodeAwareness</text:span></text:a> can be found in the CustomLoadBalancer sample, in the JPPF samples pack.</text:p>
      <text:list xml:id="list30492161" text:continue-list="list30514953"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0497860" text:continue-numbering="true" text:style-name="Outline">
        <text:list-item>
          <text:list>
            <text:list-item>
              <text:h text:style-name="P161"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30488518" text:continue-list="list30501062" text:style-name="List_20_2">
        <text:list-item>
          <text:p text:style-name="P150">create a file named <text:span text:style-name="T1">org.jppf.server.event.NodeConnectionListener</text:span> in the <text:span text:style-name="T1">META-INF/services</text:span> folder</text:p>
        </text:list-item>
        <text:list-item>
          <text:p text:style-name="P14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50">create a jar with your code and and service definition file and add it to the driver's classpath, or simply add your classes folder to the driver's classpath.</text:p>
        </text:list-item>
      </text:list>
      <text:p text:style-name="P1"/>
      <text:list xml:id="list30489491" text:continue-list="list30497860" text:style-name="Outline">
        <text:list-item>
          <text:list>
            <text:list-item>
              <text:h text:style-name="P161"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3049719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5/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6">NodeLifeCycleEventType</text:span> get<text:span text:style-name="T56">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5/index.html?org/jppf/node/event/NodeLifeCycleEventType.html"><text:span text:style-name="T56">NodeLifeCycleEventType</text:span></text:a><text:span text:style-name="T56">, defined as follows:</text:span></text:p>
      <text:p text:style-name="P31"/>
      <text:p text:style-name="P106">public enum NodeLifeCycleEventType {</text:p>
      <text:p text:style-name="Code_20_block"><text:span text:style-name="T56"><text:s text:c="2"/></text:span><text:span text:style-name="T18">// nodeStarting() notification</text:span></text:p>
      <text:p text:style-name="P106"><text:s text:c="2"/>NODE_STARTING,</text:p>
      <text:p text:style-name="Code_20_block"><text:span text:style-name="T56"><text:s text:c="2"/></text:span><text:span text:style-name="T18">// nodeEnding() notification</text:span></text:p>
      <text:p text:style-name="P106"><text:s text:c="2"/>NODE_ENDING,</text:p>
      <text:p text:style-name="Code_20_block"><text:span text:style-name="T56"><text:s text:c="2"/></text:span><text:span text:style-name="T18">// jobHeaderLoaded() notification</text:span></text:p>
      <text:p text:style-name="P106"><text:s text:c="2"/>JOB_HEADER_LOADED,</text:p>
      <text:p text:style-name="Code_20_block"><text:span text:style-name="T56"><text:s text:c="2"/></text:span><text:span text:style-name="T18">// jobStarting() notification</text:span></text:p>
      <text:p text:style-name="P106"><text:s text:c="2"/>JOB_STARTING,</text:p>
      <text:p text:style-name="Code_20_block"><text:span text:style-name="T56"><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5/index.html?org/jppf/node/protocol/Task.html"><text:span text:style-name="Code_20_char">Task&lt;T&gt;</text:span></text:a> instances. <text:span text:style-name="Code_20_char">Task&lt;T&gt;</text:span> is the interface for all JPPF tasks, and can be safely cast to <text:a xlink:type="simple" xlink:href="http://www.jppf.org/api-5/index.html?org/jppf/node/protocol/AbstractTask.html"><text:span text:style-name="Code_20_char"><text:span text:style-name="T111">AbstractTask</text:span></text:span></text:a> for all practical purposes.</text:p>
      <text:p text:style-name="P1"/>
      <text:p text:style-name="P1"><text:soft-page-break/><text:a xlink:type="simple" xlink:href="http://www.jppf.org/api-5/index.html?org/jppf/node/protocol/JPPFDistributedJob.html"><text:span text:style-name="Code_20_char">JPPFDistributedJob</text:span></text:a> is an interface common to client side jobs (see <text:a xlink:type="simple" xlink:href="http://www.jppf.org/api-5/index.html?org/jppf/client/JPPFJob.html"><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30506389" text:continue-list="list30488518" text:style-name="List_20_2">
        <text:list-item>
          <text:p text:style-name="P150">create a file in <text:span text:style-name="Code_20_char"><text:span text:style-name="T1">META-INF/services</text:span></text:span> named “<text:span text:style-name="Code_20_char"><text:span text:style-name="T1">org.jppf.node.event.NodeLifeCycleListener</text:span></text:span>”</text:p>
        </text:list-item>
        <text:list-item>
          <text:p text:style-name="P150">in this file, add the fully qualified class name of your implementation of the interface</text:p>
        </text:list-item>
        <text:list-item>
          <text:p text:style-name="P15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0">:</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1">@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71">@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71">@Override</text:span></text:p>
      <text:p text:style-name="P118"><text:s text:c="2"/>public void job<text:span text:style-name="T70">HeaderLoaded</text:span>(NodeLifeCycleEvent event) {</text:p>
      <text:p text:style-name="P117"><text:s text:c="4"/>JPPFDistributedJob job = event.getJob();</text:p>
      <text:p text:style-name="P117"><text:s text:c="4"/>System.out.println("node <text:span text:style-name="T70">loaded header for </text:span>job '" + job.getId() +</text:p>
      <text:p text:style-name="P117"><text:s text:c="6"/>"' <text:span text:style-name="T70">using</text:span> <text:span text:style-name="T70">task class loader </text:span>" + event.getTask<text:span text:style-name="T70">ClassLoader</text:span>());</text:p>
      <text:p text:style-name="P117"><text:s text:c="2"/>}</text:p>
      <text:p text:style-name="P117"/>
      <text:p text:style-name="P118"><text:s text:c="2"/><text:span text:style-name="T71">@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71">@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Once this is done, we create the file <text:span text:style-name="Code_20_char"><text:span text:style-name="T1">META-INF/services/org.jppf.node.event.NodeLifeCycleListener</text:span></text:span> with <text:soft-page-break/>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0500661" text:continue-numbering="true" text:style-name="List_20_2">
        <text:list-item>
          <text:p text:style-name="P148">“<text:a xlink:type="simple" xlink:href="http://www.jppf.org/samples-pack/NodeLifeCycle/Readme.php">NodeLifeCycle</text:a>”</text:p>
        </text:list-item>
        <text:list-item>
          <text:p text:style-name="P148">“<text:a xlink:type="simple" xlink:href="http://www.jppf.org/samples-pack/NodeTray/Readme.php"><text:span text:style-name="T72">Node Tray</text:span></text:a>”</text:p>
        </text:list-item>
        <text:list-item>
          <text:p text:style-name="P149">“<text:a xlink:type="simple" xlink:href="http://www.jppf.org/samples-pack/ExtendedClassLoading/Readme.php">Extended Class Loading</text:a>”</text:p>
        </text:list-item>
      </text:list>
      <text:list xml:id="list30505606" text:continue-list="list30497196" text:style-name="Outline">
        <text:list-item>
          <text:list>
            <text:list-item>
              <text:list>
                <text:list-item>
                  <text:h text:style-name="P167"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5/index.html?org/jppf/node/event/NodeLifeCycleErrorHandler.html"><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5/index.html?org/jppf/node/event/DefaultLifeCycleErrorHandler.html"><text:span text:style-name="T55">DefaultLifeCycleErrorHandler</text:span></text:a><text:span text:style-name="T55">.</text:span></text:p>
      <text:p text:style-name="P34"/>
      <text:p text:style-name="P34">Lastly, if an uncaught throwable is raised within the error handler itself, JPPF will handle it as follows:</text:p>
      <text:p text:style-name="P34"/>
      <text:list xml:id="list30515066" text:continue-list="list30511166" text:style-name="List_20_1">
        <text:list-item>
          <text:p text:style-name="P156">if the logging level is “debug” or finer then the full stack trace of the throwable is logged</text:p>
        </text:list-item>
        <text:list-item>
          <text:p text:style-name="P156">otherwise, only the throwable's class and message are logged</text:p>
        </text:list-item>
        <text:list-item>
          <text:p text:style-name="P156">if the throwable is an instance of Error, it is propagated up the call stack</text:p>
        </text:list-item>
      </text:list>
      <text:p text:style-name="P34"/>
      <text:list xml:id="list30500243" text:continue-list="list30505606" text:style-name="Outline">
        <text:list-item>
          <text:list>
            <text:list-item>
              <text:h text:style-name="P161"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text:span text:style-name="Code_20_char">UnmodifiableTypedProperties</text:span></text:a>, which is an extension of <text:a xlink:type="simple" xlink:href="http://www.jppf.org/api-5/index.html?org/jppf/utils/TypedProperties.html"><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0490456" text:continue-list="list30500661" text:style-name="List_20_2">
        <text:list-item>
          <text:p text:style-name="P15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50">in this file, add the fully qualified class name of your implementation of the interface</text:p>
        </text:list-item>
        <text:list-item>
          <text:p text:style-name="P15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0510354" text:continue-list="list30500243" text:style-name="Outline">
        <text:list-item>
          <text:list>
            <text:list-item>
              <text:h text:style-name="P161"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109">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text:span text:style-name="T110">Fibonacci Fork/Join sample</text:span></text:a><text:span text:style-name="T110">.</text:span>.</text:p>
      <text:p text:style-name="P1"/>
      <text:list xml:id="list30487875" text:continue-numbering="true" text:style-name="Outline">
        <text:list-item>
          <text:list>
            <text:list-item>
              <text:h text:style-name="P162" text:outline-level="2">Receiving notifications of class loader events</text:h>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5/index.html?org/jppf/classloader/ClassLoaderListener.html"><text:span text:style-name="T58">ClassLoaderListener</text:span></text:a><text:span text:style-name="T58"> defined as follows:</text:span></text:p>
      <text:p text:style-name="P1"/>
      <text:p text:style-name="P109">public interface ClassLoaderListener extends EventListener {</text:p>
      <text:p text:style-name="Code_20_block"><text:span text:style-name="T58"><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8"><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8">Each notification provides an event object which is an instance o</text:span><text:span text:style-name="T60">f</text:span><text:span text:style-name="T58"> the class </text:span><text:a xlink:type="simple" xlink:href="http://www.jppf.org/api-5/index.html?org/jppf/classloader/ClassLoaderEvent.html"><text:span text:style-name="T58">ClassLoaderEvent</text:span></text:a><text:span text:style-name="T58">, defined as:</text:span></text:p>
      <text:p text:style-name="P35"/>
      <text:p text:style-name="P110">public class ClassLoaderEvent extends EventObject {</text:p>
      <text:p text:style-name="Code_20_block"><text:span text:style-name="T59"><text:s text:c="2"/></text:span><text:span text:style-name="T20">// Get the class that was successfully loaded or null if the class was not found</text:span></text:p>
      <text:p text:style-name="P110"><text:s text:c="2"/>public Class&lt;?&gt; getLoadedClass()</text:p>
      <text:p text:style-name="Code_20_block"><text:span text:style-name="T59"><text:s text:c="2"/></text:span><text:span text:style-name="T20">// Get the name of the class that was loaded or not found</text:span></text:p>
      <text:p text:style-name="P110"><text:s text:c="2"/>public String getClassName()</text:p>
      <text:p text:style-name="Code_20_block"><text:span text:style-name="T59"><text:s text:c="2"/></text:span><text:span text:style-name="T20">// Determine whether the class was loaded from the class loader's URL classpath</text:span></text:p>
      <text:p text:style-name="Code_20_block"><text:span text:style-name="T59"><text:s text:c="2"/></text:span><text:span text:style-name="T20">// If false, then the class was loaded from a remote JPPF driver or client</text:span></text:p>
      <text:p text:style-name="P110"><text:s text:c="2"/>public boolean isFoundInURLClassPath()</text:p>
      <text:p text:style-name="Code_20_block"><text:span text:style-name="T59"><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6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62">i</text:span><text:span text:style-name="T61">t attempt</text:span><text:span text:style-name="T62">s</text:span><text:span text:style-name="T61"> to load the class from the client's classpath. </text:span><text:span text:style-name="T62">Please refer to the </text:span><text:a xlink:type="simple" xlink:href="http://www.jppf.org/doc/v3/index.php?title=Class_loading_in_JPPF"><text:span text:style-name="T62">Class Loading in JPPF</text:span></text:a><text:span text:style-name="T62"> documentation for full details on how class loading works.</text:span></text:p>
      <text:p text:style-name="P38"/>
      <text:p text:style-name="P7">Once the implementation is done, the <text:span text:style-name="T61">class loader listener</text:span> is plugged into JPPF using the service provider interface:</text:p>
      <text:list xml:id="list30499144" text:continue-list="list30490456" text:style-name="List_20_2">
        <text:list-item>
          <text:p text:style-name="P15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1">in this file, add the fully qualified class name of your implementation of the interface</text:p>
        </text:list-item>
        <text:list-item>
          <text:p text:style-name="P157">copy the jar file or class folder containing your implementation and service file to the classpath of each node.</text:p>
        </text:list-item>
      </text:list>
      <text:p text:style-name="P36"/>
      <text:p text:style-name="P7"><text:span text:style-name="T61">As an example, let's say we simply w</text:span><text:span text:style-name="T62">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META-INF/services/org.jppf.node.classsloader.ClassLoaderListener” with this content:</text:p>
      <text:p text:style-name="P9"><text:span text:style-name="Code_20_char"><text:span text:style-name="T63">test.MyClassLoaderListener</text:span></text:span></text:p>
      <text:p text:style-name="P41"/>
      <text:p text:style-name="P9"><text:span text:style-name="T63">All that remains to do is to package the class and service files into a jar and add </text:span><text:span text:style-name="T64">this jar</text:span><text:span text:style-name="T63"> to the classpath of the nodes.</text:span></text:p>
      <text:p text:style-name="P41"/>
      <text:list xml:id="list30516590" text:continue-list="list30487875" text:style-name="Outline">
        <text:list-item>
          <text:list>
            <text:list-item>
              <text:h text:style-name="P163" text:outline-level="2">Receiving notifications from the tasks</text:h>
            </text:list-item>
          </text:list>
        </text:list-item>
      </text:list>
      <text:p text:style-name="P42"><text:span text:style-name="T87">We have seen in “</text:span><text:span text:style-name="Reference"><text:span text:style-name="T8">Development guide &gt; Task objects &gt; Sending notifications from a task</text:span></text:span><text:span text:style-name="T87">” that JPPF tasks can send </text:span>notifications<text:span text:style-name="T87"> with the method </text:span><text:a xlink:type="simple" xlink:href="http://www.jppf.org/api-5/org/jppf/node/protocol/Task.html#fireNotification(java.lang.Object,%20boolean)"><text:span text:style-name="T87">Task.fireNotification(Object, boolean)</text:span></text:a><text:span text:style-name="T87">. It is possible to register listeners for these notifications via the the service provider interface (SPI). These li</text:span><text:span text:style-name="T92">s</text:span><text:span text:style-name="T87">teners must implement the interface </text:span><text:a xlink:type="simple" xlink:href="http://www.jppf.org/api-5/index.html?org/jppf/node/event/TaskExecutionListener.html"><text:span text:style-name="T87">TaskExecutionListener</text:span></text:a><text:span text:style-name="T87">, defined as follows:</text:span></text:p>
      <text:p text:style-name="P69"/>
      <text:p text:style-name="P130">public interface TaskExecutionListener extends EventListener {</text:p>
      <text:p text:style-name="Code_20_block"><text:span text:style-name="T8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8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88">The method </text:span><text:span text:style-name="Code_20_char"><text:span text:style-name="T88">taskExecuted()</text:span></text:span><text:span text:style-name="T88"> is always called by the JPPF node, whereas </text:span><text:span text:style-name="Code_20_char"><text:span text:style-name="T88">taskNotification()</text:span></text:span><text:span text:style-name="T88"> is always invoked by user code. Both methods receive events of type </text:span><text:a xlink:type="simple" xlink:href="http://www.jppf.org/api-5/index.html?org/jppf/node/event/TaskExecutionEvent.html"><text:span text:style-name="T88">TaskExecutionEvent</text:span></text:a><text:span text:style-name="T88">, defined as follows:</text:span></text:p>
      <text:p text:style-name="P69"/>
      <text:p text:style-name="P131">public class TaskExecutionEvent extends EventObject {</text:p>
      <text:p text:style-name="Code_20_block"><text:span text:style-name="T88"><text:s text:c="2"/></text:span><text:span text:style-name="T29">// Get the JPPF task from which the event originates</text:span></text:p>
      <text:p text:style-name="P131"><text:s text:c="2"/>public Task&lt;?&gt; getTask()</text:p>
      <text:p text:style-name="P131"/>
      <text:p text:style-name="Code_20_block"><text:span text:style-name="T88"><text:s text:c="2"/></text:span><text:span text:style-name="T29">// Get the object encapsulating information about the task</text:span></text:p>
      <text:p text:style-name="P131"><text:s text:c="2"/>public TaskInformation getTaskInformation()</text:p>
      <text:p text:style-name="P131"/>
      <text:p text:style-name="Code_20_block"><text:span text:style-name="T88"><text:s text:c="2"/></text:span><text:span text:style-name="T29">// Get the user-defined object to send as part of the notification</text:span></text:p>
      <text:p text:style-name="P131"><text:s text:c="2"/>public Object getUserObject()</text:p>
      <text:p text:style-name="P131"/>
      <text:p text:style-name="P129"><text:span text:style-name="T88"><text:s text:c="2"/></text:span><text:span text:style-name="T29">// If true then also send this notification via the JMX Mbean,</text:span></text:p>
      <text:p text:style-name="P129"><text:span text:style-name="T8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107">public boolean isUerNotification();</text:span></text:p>
      <text:p text:style-name="P131">}</text:p>
      <text:p text:style-name="P41"/>
      <text:p text:style-name="P16">Once <text:span text:style-name="T89">a task execution listener</text:span> is <text:span text:style-name="T89">implem</text:span><text:span text:style-name="T92">e</text:span><text:span text:style-name="T89">nted</text:span>, <text:span text:style-name="T89">it</text:span> is plugged into <text:span text:style-name="T89">the </text:span>JPPF <text:span text:style-name="T89">nodes </text:span>using the service provider interface:</text:p>
      <text:list xml:id="list30514840" text:continue-list="list30499144" text:style-name="List_20_2">
        <text:list-item>
          <text:p text:style-name="P15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2">in this file, add the fully qualified class name of your implementation of the interface</text:p>
        </text:list-item>
        <text:list-item>
          <text:p text:style-name="P158">copy the jar file or class folder containing your implementation and service file to the classpath of <text:span text:style-name="T89">the server, if you want all the nodes to register a listner instance, or to the classpath of specific individual </text:span>node<text:span text:style-name="T89">s</text:span>.</text:p>
        </text:list-item>
      </text:list>
      <text:p text:style-name="P37"/>
      <text:p text:style-name="P44"><text:span text:style-name="T89">The following example prints the notifications it receives to the node</text:span><text:span text:style-name="T90">'s output</text:span><text:span text:style-name="T89">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30492607" text:continue-list="list30516590" text:style-name="Outline">
        <text:list-item>
          <text:list>
            <text:list-item>
              <text:h text:style-name="P164" text:outline-level="2">JPPF node screensaver</text:h>
            </text:list-item>
          </text:list>
        </text:list-item>
      </text:list>
      <text:p text:style-name="P11"><text:span text:style-name="T73">A screensaver can be associated with a running JPPF node. </text:span><text:span text:style-name="T74">The screensaver is a Java Swing UI which is displayed at the time the node is launched. It can run in full screen or in windowed mode, depending on the configuration settings.</text:span></text:p>
      <text:list xml:id="list30514714" text:continue-numbering="true" text:style-name="Outline">
        <text:list-item>
          <text:list>
            <text:list-item>
              <text:list>
                <text:list-item>
                  <text:h text:style-name="P168" text:outline-level="3">Creating a custom screensaver</text:h>
                </text:list-item>
              </text:list>
            </text:list-item>
          </text:list>
        </text:list-item>
      </text:list>
      <text:p text:style-name="P12"><text:span text:style-name="T74">A screensaver implements the interface </text:span><text:a xlink:type="simple" xlink:href="http://www.jppf.org/api-5/index.html?org/jppf/node/screensaver/JPPFScreenSaver.html"><text:span text:style-name="T74">JPPFScreenSaver</text:span></text:a><text:span text:style-name="T74">, defined as follows:</text:span></text:p>
      <text:p text:style-name="P52"/>
      <text:p text:style-name="P119">public interface JPPFScreenSaver {</text:p>
      <text:p text:style-name="Code_20_block"><text:span text:style-name="T74"><text:s text:c="2"/></text:span><text:span text:style-name="T23">// Get the Swing component for this screen saver</text:span></text:p>
      <text:p text:style-name="P119"><text:s text:c="2"/>JComponent getComponent();</text:p>
      <text:p text:style-name="P119"/>
      <text:p text:style-name="Code_20_block"><text:span text:style-name="T74"><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74"><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30488202" text:continue-list="list30515066" text:style-name="List_20_1">
        <text:list-item>
          <text:p text:style-name="P159">the screensaver is instantiated, based on a class name specified in the configuration (requires a no-arg constructor)</text:p>
        </text:list-item>
        <text:list-item>
          <text:p text:style-name="P153"><text:span text:style-name="T74">the </text:span><text:span text:style-name="Code_20_char"><text:span text:style-name="T74">init()</text:span></text:span><text:span text:style-name="T74"> method is called, passing in the JPPF configuration and a flag indicating </text:span><text:span text:style-name="T76">whether the</text:span><text:span text:style-name="T74"> full screen mode is both requested and supported</text:span></text:p>
        </text:list-item>
        <text:list-item>
          <text:p text:style-name="P153"><text:span text:style-name="T74">a </text:span><text:span text:style-name="Code_20_char"><text:span text:style-name="T74">JFrame</text:span></text:span><text:span text:style-name="T74"> is created and the component obtained by calling </text:span><text:span text:style-name="Code_20_char"><text:span text:style-name="T74">getComponent()</text:span></text:span><text:span text:style-name="T74"> is added to this </text:span><text:span text:style-name="Code_20_char"><text:span text:style-name="T74">J</text:span></text:span><text:span text:style-name="Code_20_char"><text:span text:style-name="T76">F</text:span></text:span><text:span text:style-name="Code_20_char"><text:span text:style-name="T74">rame</text:span></text:span><text:span text:style-name="T74">. </text:span><text:span text:style-name="T76">In full screen, the frame is undecorated (no caption, menu bar, status bar or borders) and will cover all available space on all available monitors: the screen saver will spread over all screen</text:span><text:span text:style-name="T83">s</text:span><text:span text:style-name="T76"> in a multi-monitor setup</text:span></text:p>
        </text:list-item>
        <text:list-item>
          <text:p text:style-name="P159">the frame is then made visible</text:p>
        </text:list-item>
        <text:list-item>
          <text:p text:style-name="P153"><text:span text:style-name="T74">finally, the </text:span><text:span text:style-name="Code_20_char"><text:span text:style-name="T74">destroy()</text:span></text:span><text:span text:style-name="T74"> method is called when the frame is closed. </text:span><text:span text:style-name="T75">In full screen mode, this happens upon pressing a key or clicking or (optionally) moving the mouse</text:span></text:p>
        </text:list-item>
      </text:list>
      <text:p text:style-name="P53"/>
      <text:p text:style-name="P13"><text:span text:style-name="T77">The code which handles the screensaver is implemented as a </text:span><text:a xlink:type="simple" xlink:href="#1.8.Node initialization hooks|outline"><text:span text:style-name="T77">node initialization hook</text:span></text:a><text:span text:style-name="T77">: this means it starts just after the configuration has been read.</text:span></text:p>
      <text:p text:style-name="P54"/>
      <text:p text:style-name="P14"><text:span text:style-name="T78">Here is a sample screensaver implementation which draws a number of small circles at random locations and with a random color, ar</text:span><text:span text:style-name="T86">o</text:span><text:span text:style-name="T78">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8"><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8"><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8"><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8"><text:s text:c="4"/>} else { </text:span><text:span text:style-name="T24">// draw 500 small circles</text:span></text:p>
      <text:p text:style-name="P120"><text:s text:c="6"/>int n = 5;</text:p>
      <text:p text:style-name="P121"><text:s text:c="6"/>for (int i=0; i&lt;500; i++) {</text:p>
      <text:p text:style-name="Code_20_block"><text:span text:style-name="T78"><text:s text:c="8"/></text:span><text:span text:style-name="T24">// random x, y coordinates</text:span></text:p>
      <text:p text:style-name="P120"><text:s text:c="8"/>int x = rand.nextInt(w-(n-1));</text:p>
      <text:p text:style-name="P121"><text:s text:c="8"/>int y = rand.nextInt(h-(n-1));</text:p>
      <text:p text:style-name="Code_20_block"><text:span text:style-name="T78"><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4.1874in" svg:height="2.302in" draw:z-index="2"><draw:image xlink:href="Pictures/1000000000000192000000DD3FB233DB.gif" xlink:type="simple" xlink:show="embed" xlink:actuate="onLoad"/></draw:frame></text:p>
      <text:list xml:id="list30517221" text:continue-list="list30514714" text:style-name="Outline">
        <text:list-item>
          <text:list>
            <text:list-item>
              <text:list>
                <text:list-item>
                  <text:h text:style-name="P168" text:outline-level="3">Integrating with node events</text:h>
                </text:list-item>
              </text:list>
            </text:list-item>
          </text:list>
        </text:list-item>
      </text:list>
      <text:p text:style-name="P15"><text:span text:style-name="T79">To receive notifications of node lifce cycle events and/or individual tasks completion, you will need to implement the </text:span><text:a xlink:type="simple" xlink:href="http://www.jppf.org/api-5/index.html?org/jppf/node/screensaver/NodeIntegration.html"><text:span text:style-name="T79">NodeIntegration</text:span></text:a><text:span text:style-name="T79"> interface or, more conveniently, extend the adapter class </text:span><text:a xlink:type="simple" xlink:href="http://www.jppf.org/api-5/index.html?org/jppf/node/screensaver/NodeIntegrationAdapter.html"><text:span text:style-name="T79">NodeIntegrationAdapter</text:span></text:a><text:span text:style-name="T79">. </text:span><text:span text:style-name="Code_20_char"><text:span text:style-name="T79">NodeIntegration</text:span></text:span><text:span text:style-name="T79"> is defined as follows:</text:span></text:p>
      <text:p text:style-name="P57"/>
      <text:p text:style-name="P122">public interface NodeIntegration extends NodeLifeCycleListener, TaskExecutionListener {</text:p>
      <text:p text:style-name="Code_20_block"><text:span text:style-name="T79"><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9">As we can see, this is just an interface which joins both </text:span><text:a xlink:type="simple" xlink:href="http://www.jppf.org/api-5/index.html?org/jppf/node/event/NodeLifeCycleListener.html"><text:span text:style-name="T79">NodeLifeCycleListener</text:span></text:a><text:span text:style-name="T79"> and </text:span><text:a xlink:type="simple" xlink:href="http://www.jppf.org/api-5/index.html?org/jppf/node/event/TaskExecutionListener.html"><text:span text:style-name="T79">TaskExecutionListener</text:span></text:a><text:span text:style-name="T79">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30489671" text:continue-numbering="true" text:style-name="Outline">
        <text:list-item>
          <text:list>
            <text:list-item>
              <text:list>
                <text:list-item>
                  <text:h text:style-name="P169"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81"># </text:span><text:span text:style-name="T82">the node event listener implementation: </text:span><text:span text:style-name="T81">fully qualified class name of an</text:span></text:p>
      <text:p text:style-name="P91"><text:span text:style-name="T82"># </text:span><text:span text:style-name="T81">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30489737" text:continue-numbering="true" text:style-name="Outline">
        <text:list-item>
          <text:list>
            <text:list-item>
              <text:list>
                <text:list-item>
                  <text:h text:style-name="P172"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84"># should collisions between moving logos be handled? </text:span><text:span text:style-name="T85">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30498690" text:continue-numbering="true" text:style-name="Outline">
        <text:list-item>
          <text:list>
            <text:list-item>
              <text:h text:style-name="P160"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30488471" text:continue-numbering="true" text:style-name="Outline">
        <text:list-item>
          <text:list>
            <text:list-item>
              <text:list>
                <text:list-item>
                  <text:h text:style-name="P170" text:outline-level="3">The DriverConnectionStrategy interface</text:h>
                </text:list-item>
              </text:list>
            </text:list-item>
          </text:list>
        </text:list-item>
      </text:list>
      <text:p text:style-name="P66"><text:span text:style-name="T94">The node's strategy to connect to a driver is defined as an implementation of the interface </text:span><text:a xlink:type="simple" xlink:href="http://www.jppf.org/api-5/index.html?org/jppf/node/connection/DriverConnectionStrategy.html"><text:span text:style-name="T94">DriverConnectionStrategy</text:span></text:a><text:span text:style-name="T94">, which is defined as follows:</text:span></text:p>
      <text:p text:style-name="P75"/>
      <text:p text:style-name="P99">// Defines which parameters should be used to connect to the driver</text:p>
      <text:p text:style-name="P136">public interface DriverConnectionStrategy {</text:p>
      <text:p text:style-name="P135"><text:span text:style-name="T94"><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96">current</text:span>Info, <text:span text:style-name="T95">ConnectionContext context</text:span>);</text:p>
      <text:p text:style-name="P136">}</text:p>
      <text:p text:style-name="P75"/>
      <text:p text:style-name="P76"><text:span text:style-name="T98">This interface defines a single method which takes two parameters as input, and returns a </text:span><text:a xlink:type="simple" xlink:href="http://www.jppf.org/api-5/index.html?org/jppf/node/connection/DriverConnectionInfo.html"><text:span text:style-name="T98">DriverConnectionInfo</text:span></text:a><text:span text:style-name="T98"> object, which encapsulates the information required to connect to a JPPF driver..</text:span></text:p>
      <text:p text:style-name="P75"/>
      <text:p text:style-name="P76"><text:span text:style-name="T9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text:span text:style-name="T98">DriverConnectionInfo</text:span></text:a><text:span text:style-name="T98">, defined as follows:</text:span></text:p>
      <text:p text:style-name="P77"/>
      <text:p text:style-name="P138">public interface DriverConnectionInfo {</text:p>
      <text:p text:style-name="Code_20_block"><text:span text:style-name="T98"><text:s text:c="2"/></text:span><text:span text:style-name="T33">// determine whether secure SSL/TLS connections should be established</text:span></text:p>
      <text:p text:style-name="P138"><text:s text:c="2"/>boolean isSecure();</text:p>
      <text:p text:style-name="P138"/>
      <text:p text:style-name="Code_20_block"><text:span text:style-name="T98"><text:s text:c="2"/></text:span><text:span text:style-name="T33">// get the driver host name or IP address</text:span></text:p>
      <text:p text:style-name="P138"><text:s text:c="2"/>String getHost();</text:p>
      <text:p text:style-name="P138"/>
      <text:p text:style-name="Code_20_block"><text:span text:style-name="T98"><text:s text:c="2"/></text:span><text:span text:style-name="T33">// get the driver port to connect to</text:span></text:p>
      <text:p text:style-name="P138"><text:s text:c="2"/>int getPort();</text:p>
      <text:p text:style-name="P138"/>
      <text:p text:style-name="Code_20_block"><text:span text:style-name="T98"><text:s text:c="2"/></text:span><text:span text:style-name="T33">// get the recovery port for the heartbeat mechanism</text:span></text:p>
      <text:p text:style-name="Code_20_block"><text:span text:style-name="T98"><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98">JPPF provides a ready-to-use implementation of this interface with the class </text:span><text:a xlink:type="simple" xlink:href="http://www.jppf.org/api-5/index.html?org/jppf/node/connection/JPPFDriverConnectionInfo.html"><text:span text:style-name="T98">JPPFDriverConnectionInfo</text:span></text:a><text:span text:style-name="T98">.</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Connection</text:a><text:a xlink:type="simple" xlink:href="http://www.jppf.org/api-5/index.html?org/jppf/node/connection/ConnectionContext.html"><text:span text:style-name="T104">C</text:span></text:a><text:a xlink:type="simple" xlink:href="http://www.jppf.org/api-5/index.html?org/jppf/node/connection/ConnectionContext.html">ontext</text:a>, defined as:</text:p>
      <text:p text:style-name="P77"/>
      <text:p text:style-name="P139">public class ConnectionContext {</text:p>
      <text:p text:style-name="Code_20_block"><text:span text:style-name="T99"><text:s text:c="2"/></text:span><text:span text:style-name="T34">// get an explanation text for the reconnection</text:span></text:p>
      <text:p text:style-name="P139"><text:s text:c="2"/>public String getMessage()</text:p>
      <text:p text:style-name="P139"/>
      <text:p text:style-name="Code_20_block"><text:span text:style-name="T99"><text:s text:c="2"/></text:span><text:span text:style-name="T34">// get an eventual Throwable that triggered the reconnection</text:span></text:p>
      <text:p text:style-name="P139"><text:s text:c="2"/>public Throwable getThrowable()</text:p>
      <text:p text:style-name="P139"/>
      <text:p text:style-name="Code_20_block"><text:span text:style-name="T99"><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99">The </text:span><text:span text:style-name="Code_20_char"><text:span text:style-name="T99">getReason()</text:span></text:span><text:span text:style-name="T99"> method returns a reason code among those defined in the </text:span><text:a xlink:type="simple" xlink:href="http://www.jppf.org/api-5/index.html?org/jppf/node/connection/ConnectionReason.html"><text:span text:style-name="T99">ConnectionReason</text:span></text:a><text:span text:style-name="T99"> enum:</text:span></text:p>
      <text:p text:style-name="P79"/>
      <text:p text:style-name="P139">public enum ConnectionReason {</text:p>
      <text:p text:style-name="Code_20_block"><text:span text:style-name="T99"><text:s text:c="2"/></text:span><text:span text:style-name="T34">// indicates the first connection attempt when the node starts up</text:span></text:p>
      <text:p text:style-name="P139"><text:s text:c="2"/>INITIAL_CONNECTION_REQUEST,</text:p>
      <text:p text:style-name="Code_20_block"><text:span text:style-name="T99"><text:s text:c="2"/></text:span><text:span text:style-name="T34">// a reconnection was requested via the management APIs or admin console</text:span></text:p>
      <text:p text:style-name="P139"><text:s text:c="2"/>MANAGEMENT_REQUEST,</text:p>
      <text:p text:style-name="Code_20_block"><text:span text:style-name="T99"><text:s text:c="2"/></text:span><text:span text:style-name="T34">// An error occurred while initializing the class loader connection</text:span></text:p>
      <text:p text:style-name="P139"><text:s text:c="2"/>CLASSLOADER_INIT_ERROR,</text:p>
      <text:p text:style-name="Code_20_block"><text:span text:style-name="T99"><text:s text:c="2"/></text:span><text:span text:style-name="T34">// an error occurred while processing a class loader request</text:span></text:p>
      <text:p text:style-name="P139"><text:s text:c="2"/>CLASSLOADER_PROCESSING_ERROR,</text:p>
      <text:p text:style-name="Code_20_block"><text:span text:style-name="T99"><text:s text:c="2"/></text:span><text:span text:style-name="T34">// an error occurred during the job channel initialization</text:span></text:p>
      <text:p text:style-name="P139"><text:s text:c="2"/>JOB_CHANNEL_INIT_ERROR,</text:p>
      <text:p text:style-name="Code_20_block"><text:span text:style-name="T99"><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100"><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100"><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100"><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100"><text:s text:c="6"/></text:span><text:span text:style-name="T35">// extract the next info from the queue</text:span></text:p>
      <text:p text:style-name="P140"><text:s text:c="6"/>info = queue.poll();</text:p>
      <text:p text:style-name="Code_20_block"><text:span text:style-name="T100"><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30517216" text:continue-numbering="true" text:style-name="Outline">
        <text:list-item>
          <text:list>
            <text:list-item>
              <text:list>
                <text:list-item>
                  <text:h text:style-name="Heading_20_3" text:outline-level="3"><text:span text:style-name="T93">Plugin</text:span><text:span text:style-name="T97">g</text:span><text:span text:style-name="T93">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101">As stated in the comment, the value of the “jppf.server.connection.strategy” </text:span><text:span text:style-name="T103">property</text:span><text:span text:style-name="T101"> is the fully qualified name of a class implementing </text:span><text:a xlink:type="simple" xlink:href="http://www.jppf.org/api-5/index.html?org/jppf/node/connection/DriverConnectionStrategy.html"><text:span text:style-name="T94">DriverConnectionStrategy</text:span></text:a><text:span text:style-name="T101">,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text:span text:style-name="T105">JPPFDefaultConnectionStrategy</text:span></text:a><text:span text:style-name="T94">, </text:span><text:span text:style-name="T101">which uses the configuration to find out the connection information, either via server discovery or from the manually specified server-related properties.</text:span></text:p>
      <text:list xml:id="list30505761" text:continue-numbering="true" text:style-name="Outline">
        <text:list-item>
          <text:list>
            <text:list-item>
              <text:list>
                <text:list-item>
                  <text:h text:style-name="P170" text:outline-level="3">Built-in strategies</text:h>
                </text:list-item>
              </text:list>
            </text:list-item>
          </text:list>
        </text:list-item>
      </text:list>
      <text:p text:style-name="P74"/>
      <text:p text:style-name="P73"><text:span text:style-name="T102">In addition to the default <text:s/></text:span><text:a xlink:type="simple" xlink:href="http://www.jppf.org/api-5/index.html?org/jppf/node/connection/JPPFDefaultConnectionStrategy.html"><text:span text:style-name="T105">JPPFDefaultConnectionStrategy</text:span></text:a><text:span text:style-name="T101">, </text:span><text:span text:style-name="T102">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text:span text:style-name="T105">JPPFDefaultConnectionStrategy</text:span></text:a><text:span text:style-name="T101">.</text:span></text:p>
      <text:p text:style-name="P72"><text:soft-page-break/><text:span text:style-name="T102">This implementation is named </text:span><text:a xlink:type="simple" xlink:href="http://www.jppf.org/api-5/index.html?org/jppf/node/connection/JPPFCsvFileConnectionStrategy.html"><text:span text:style-name="T102">JPPFCsvFileConnectionStrategy</text:span></text:a><text:span text:style-name="T102">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106">true</text:span>, 192.168.1.17, 11443, -1</text:p>
      <text:p text:style-name="P82"/>
      <text:p text:style-name="P83">Please note that JPPF accepts a non-standard syntax for comments in the file: any line starting with a '#' (after trimming) will be considered a comment.</text:p>
      <text:list xml:id="list30518274" text:continue-numbering="true" text:style-name="Outline">
        <text:list-item>
          <text:list>
            <text:list-item>
              <text:h text:style-name="P16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0512289"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30488435"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2M40S</meta:editing-duration>
    <meta:editing-cycles>270</meta:editing-cycles>
    <meta:generator>LibreOffice/4.0.4.2$Windows_x86 LibreOffice_project/9e9821abd0ffdbc09cd8c52eaa574fa09eb08f2</meta:generator>
    <meta:creation-date>2009-11-06T05:11:40.73</meta:creation-date>
    <dc:date>2014-08-06T10:34:56.15</dc:date>
    <meta:document-statistic meta:table-count="1" meta:image-count="4" meta:object-count="0" meta:page-count="33" meta:paragraph-count="1195" meta:word-count="11230" meta:character-count="79852" meta:non-whitespace-character-count="6681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